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80BA07926A374D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80BA07926A374D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ilate interroge Jésus</text:span></text:p>
            <text:p text:style-name="P3"><text:span text:style-name="T2">(Jean 18.28-4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5:53.605000000</dc:date>
    <meta:editing-duration>PT2H28M42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